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orImpl.getPage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getReques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llectorImpl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orImpl.addStatistics( final Statistics sta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llector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orImpl.contextualize( 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containsKey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store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orImpl.isCollecting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orImpl.remove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orImpl.setCollectingStatistics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or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orImpl.get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